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7_13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7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Nina Cohen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y 25, 1894</text:p>
      <text:p text:style-name="P5">Month<text:tab/><text:tab/><text:tab/><text:tab/><text:tab/><text:tab/>May</text:p>
      <text:p text:style-name="P5">Year<text:tab/><text:tab/><text:tab/><text:tab/><text:tab/><text:tab/>1894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<text:line-break/>The letter is accompanied by a typewritten transcription.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S. MORAIS,/</text:p>
      <text:p text:style-name="P2">546 N. FIFTH STREET,/</text:p>
      <text:p text:style-name="P2">PHILADELPHIA, PA./</text:p>
      <text:p text:style-name="P2">Saturday night May 25. 94/</text:p>
      <text:p text:style-name="P3">My dear Nina/</text:p>
      <text:p text:style-name="P3"><text:tab/>The first inquiry can be easily answered. <text:s/>While/ heathens used to cut their flesh, to peal off their eye/brows as a sign of mourning, Moses would that his/ people abstain from such irrational acts. <text:s/>Their bodies are/ a gift from God, let them not be deliberately marred./ <text:s/>The dead are well taken care of by their Maker./ <text:s/>I suppose that you understand how to pronounce/ <text:span text:style-name="T2">thou</text:span><text:span text:style-name="T3"> in the case of a false prophet, or are enticed/ to follow idolatry refers to the people, or rather/ to the government, and not to an individual. <text:s/>The/ expression "thy hand shall be on him at first" is ap-/-plicable to the witness, or the person that made/ the accusation--an excellent safeguard against the/ acceptance of a rash or false report. <text:s/>You may/ remember that according to Mosaic institutions, two/ ocular witnesses must have testified against the/ accused and they cast the first stone in case of the/ accused having been found guilty. <text:s/>You may know also/ that if the witnesses proved to be false, they suf-/-fered the punishment they intended against another/ (Deut 19-15-20)/</text:span></text:p>
      <text:p text:style-name="P3"><text:span text:style-name="T3"/></text:p>
      <text:p text:style-name="P3"><text:soft-page-break/><text:span text:style-name="T3">[Page 2]</text:span></text:p>
      <text:p text:style-name="P3"><text:span text:style-name="T3">Rebecca and her baby were here for dinner. <text:s/>The child/ appears better, but he is very cross; the effect a long/ sickness. <text:s/>My eyes are well. <text:s/>The way to silence the/ bird is, I think, to put some cover over the cage. <text:s/>Birds/ hate darkness. <text:s/>We will all be glad if/ Emanuel, when East, will stop at Philadelphia./ <text:s/>I hope that by that time his mother will have/ decidedly improved and the girls will feel more/ at ease. <text:s/>When this reaches you </text:span><text:span text:style-name="T2">Shabuazoth</text:span><text:span text:style-name="T3">/ will be very near. <text:s/>Wednesday being the day. <text:s/>After/ that, I intend taking a little mental rest, as/ far as it concerns lecturing. <text:s/>I am so tired of/ this constant talking. <text:s/>I was not cut out for/ a preacher to scold I dislike and it helps nothing./ <text:s/>To flatter I hate, to speak of current events out-/side of Judaism is difficult and it may be inter-/preted as sensational; to land J[?] is not to my/ taste. <text:s/>Any how I shall remain tolerably/ silent for a while. <text:s/>The weather has/ changed with us also, but my brother writes that/ in Italy too it has been cold, when it generally is/ warm. <text:s/>You may have read of the earthquake./ <text:s/>Leghorn suffered only a shock./</text:span></text:p>
      <text:p text:style-name="P3"><text:span text:style-name="T3">Good night, the girls are out. <text:s/>I don't know whether/ they will write this time/ With much love/ SM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22T15:03:30.83</meta:creation-date>
    <dc:date>2011-12-22T15:16:28.73</dc:date>
    <dc:creator>Penn Libraries</dc:creator>
    <meta:editing-duration>PT00H12M5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597" meta:character-count="3700"/>
  </office:meta>
</office:document-meta>
</file>